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/>
    <style:style style:name="ce3" style:family="table-cell">
      <style:table-cell-properties style:cell-protect="none" style:vertical-align="middle"/>
      <style:text-properties fo:color="#000000" fo:font-family="Sans Serif" fo:font-size="10pt"/>
    </style:style>
    <style:style style:name="ce4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5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Language = " table:style-name="ce1">
            <text:p>MyJSQLView_JMenuBarActions.label.Language = </text:p>
          </table:table-cell>
        </table:table-row>
        <table:table-row table:style-name="ro1">
          <table:table-cell office:value-type="string" office:string-value="MyJSQLView_JMenuBarActions.label.RestartRequired = " table:style-name="ce1">
            <text:p>MyJSQLView_JMenuBarActions.label.RestartRequired = </text:p>
          </table:table-cell>
          <table:table-cell/>
        </table:table-row>
        <table:table-row table:style-name="ro1">
          <table:table-cell office:value-type="string" office:string-value="MyJSQLView_JMenuBarActions.label.FontSize = " table:style-name="ce1">
            <text:p>MyJSQLView_JMenuBarActions.label.FontSize = </text:p>
          </table:table-cell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2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/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2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2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2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2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2">
            <text:p>TableTabPanel.dialogbutton.Cancel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>
          <table:table-cell office:value-type="string" office:string-value="TableViewForm.dialogmessage.ErrorWritingDataFile = " table:style-name="ce4">
            <text:p>TableViewForm.dialogmessage.ErrorWritingDataFile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1">
            <text:p>AdvancedSortSearchForm.label.Aggregate = </text:p>
          </table:table-cell>
        </table:table-row>
        <table:table-row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4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  <table:table-cell/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2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>
          <table:table-cell office:value-type="string" office:string-value="TableEntryForm.button.Cancel = " table:style-name="ce1">
            <text:p>TableEntryForm.button.Cancel = </text:p>
          </table:table-cell>
          <table:table-cell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>
          <table:table-cell office:value-type="string" office:string-value="TableEntryForm.button.Update = " table:style-name="ce1">
            <text:p>TableEntryForm.button.Update = </text:p>
          </table:table-cell>
          <table:table-cell/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2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2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4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4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>
          <table:table-cell table:style-name="ce3"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4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4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 table:style-name="ro1">
          <table:table-cell office:value-type="string" office:string-value="PluginFrame.dialogbutton.OK = " table:style-name="ce1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4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4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1">
            <text:p>PluginRepositoryPanel.label.Size =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  <table:table-cell/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4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4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4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4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/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  <table:table-cell/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4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4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4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4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4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earchFrame.message.Title = " table:style-name="ce4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4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4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4">
            <text:p>SearchFrame.label.Cancel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office:string-value="PreferencesFrame.message.Title = " table:style-name="ce4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4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4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4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4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4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TableFieldSelectionPreferencesPanel.button.SelectAll = " table:style-name="ce4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TableRowSelectionPreferencesPanel.label.SummaryTableRowSize = " table:style-name="ce4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CSVImportPreferencesPanel.label.Delimiter = " table:style-name="ce4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4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4">
            <text:p>CSVIm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4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4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4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4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4">
            <text:p>PDF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4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4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4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4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4">
            <text:p>ImageUtil.dialogtitle.ConfirmOverwrite = 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office:string-value="MyJSQLView_ProgressBar.button.Cancel = " table:style-name="ce4">
            <text:p>MyJSQLView_ProgressBar.button.Cancel = 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4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4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4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4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2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2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2">
            <text:p>MyJSQLView_Utils.dialogbutton.No = </text:p>
          </table:table-cell>
        </table:table-row>
        <table:table-row table:style-name="ro1" table:number-rows-repeated="32298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44</meta:editing-cycles>
    <meta:creation-date>2010-06-05T10:53:00</meta:creation-date>
    <dc:date>2013-07-04T11:23:45</dc:date>
  </office:meta>
</office:document-meta>
</file>